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 style:font-family-generic="moder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4.1pt"/>
    </style:style>
    <style:style style:name="co2" style:family="table-column">
      <style:table-column-properties fo:break-before="auto" style:column-width="57.09pt"/>
    </style:style>
    <style:style style:name="co3" style:family="table-column">
      <style:table-column-properties fo:break-before="auto" style:column-width="42.8pt"/>
    </style:style>
    <style:style style:name="co4" style:family="table-column">
      <style:table-column-properties fo:break-before="auto" style:column-width="65.59pt"/>
    </style:style>
    <style:style style:name="co5" style:family="table-column">
      <style:table-column-properties fo:break-before="auto" style:column-width="27.7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bold" style:font-name-asian="宋体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宋体" fo:font-size="12pt" fo:font-style="normal" fo:text-shadow="none" style:text-underline-style="none" fo:font-weight="bold" style:font-name-asian="宋体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5" table:default-cell-style-name="ce3"/>
        <table:table-column table:style-name="co4" table:default-cell-style-name="ce3"/>
        <table:table-column table:style-name="co5" table:visibility="collapse" table:default-cell-style-name="ce3"/>
        <table:table-column table:style-name="co1" table:default-cell-style-name="ce3"/>
        <table:table-column table:style-name="co6" table:number-columns-repeated="1001" table:default-cell-style-name="ce3"/>
        <table:table-row table:style-name="ro1">
          <table:table-cell table:style-name="ce1"/>
          <table:table-cell table:style-name="ce4"/>
          <table:table-cell office:value-type="string" calcext:value-type="string">
            <text:p>第一周</text:p>
          </table:table-cell>
          <table:table-cell office:value-type="string" calcext:value-type="string">
            <text:p>第二周</text:p>
          </table:table-cell>
          <table:table-cell office:value-type="string" calcext:value-type="string">
            <text:p>第三周</text:p>
          </table:table-cell>
          <table:table-cell office:value-type="string" calcext:value-type="string">
            <text:p>第四周</text:p>
          </table:table-cell>
          <table:table-cell office:value-type="string" calcext:value-type="string">
            <text:p>第五周</text:p>
          </table:table-cell>
          <table:table-cell office:value-type="string" calcext:value-type="string">
            <text:p>第六周</text:p>
          </table:table-cell>
          <table:table-cell office:value-type="string" calcext:value-type="string">
            <text:p>第七周</text:p>
          </table:table-cell>
          <table:table-cell office:value-type="string" calcext:value-type="string">
            <text:p>第九周</text:p>
          </table:table-cell>
          <table:table-cell office:value-type="string" calcext:value-type="string">
            <text:p>第十周</text:p>
          </table:table-cell>
          <table:table-cell office:value-type="string" calcext:value-type="string">
            <text:p>第十一周</text:p>
          </table:table-cell>
          <table:table-cell office:value-type="string" calcext:value-type="string">
            <text:p>第十二周</text:p>
          </table:table-cell>
          <table:table-cell office:value-type="string" calcext:value-type="string">
            <text:p>第十三周</text:p>
          </table:table-cell>
          <table:table-cell office:value-type="string" calcext:value-type="string">
            <text:p>第十四周</text:p>
          </table:table-cell>
          <table:table-cell office:value-type="string" calcext:value-type="string">
            <text:p>第十五周</text:p>
          </table:table-cell>
          <table:table-cell office:value-type="string" calcext:value-type="string">
            <text:p>第十六周</text:p>
          </table:table-cell>
          <table:table-cell office:value-type="string" calcext:value-type="string">
            <text:p>课堂分总和</text:p>
          </table:table-cell>
          <table:table-cell office:value-type="string" calcext:value-type="string">
            <text:p>期中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 office:value-type="string" calcext:value-type="string">
            <text:p>黄若云</text:p>
          </table:table-cell>
          <table:table-cell table:style-name="ce4" office:value-type="float" office:value="16350029" calcext:value-type="float">
            <text:p>16350029</text:p>
          </table:table-cell>
          <table:table-cell table:number-columns-repeated="6"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table:formula="of:=SUM([.C2:.Q2])"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style-name="ce1" office:value-type="string" calcext:value-type="string">
            <text:p>黄若云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梁婕</text:p>
          </table:table-cell>
          <table:table-cell table:style-name="ce4" office:value-type="float" office:value="16350046" calcext:value-type="float">
            <text:p>16350046</text:p>
          </table:table-cell>
          <table:table-cell table:number-columns-repeated="15"/>
          <table:table-cell table:formula="of:=SUM([.C3:.Q3]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style-name="ce1" office:value-type="string" calcext:value-type="string">
            <text:p>梁婕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曾宇芊</text:p>
          </table:table-cell>
          <table:table-cell table:style-name="ce4" office:value-type="float" office:value="16350004" calcext:value-type="float">
            <text:p>1635000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3" office:value-type="float" office:value="10" calcext:value-type="float">
            <text:p>10</text:p>
          </table:table-cell>
          <table:table-cell table:number-columns-repeated="4"/>
          <table:table-cell table:formula="of:=SUM([.C4:.Q4])"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table:style-name="ce1" office:value-type="string" calcext:value-type="string">
            <text:p>曾宇芊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陈欣彤</text:p>
          </table:table-cell>
          <table:table-cell table:style-name="ce4" office:value-type="float" office:value="16350009" calcext:value-type="float">
            <text:p>16350009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8"/>
          <table:table-cell table:formula="of:=SUM([.C5:.Q5])"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table:style-name="ce1" office:value-type="string" calcext:value-type="string">
            <text:p>陈欣彤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陈鹏</text:p>
          </table:table-cell>
          <table:table-cell table:style-name="ce5" office:value-type="float" office:value="16350008" calcext:value-type="float">
            <text:p>16350008</text:p>
          </table:table-cell>
          <table:table-cell table:number-columns-repeated="15"/>
          <table:table-cell table:formula="of:=SUM([.C6:.Q6])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陈鹏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陈振宇</text:p>
          </table:table-cell>
          <table:table-cell table:style-name="ce5" office:value-type="float" office:value="16350010" calcext:value-type="float">
            <text:p>163500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4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SUM([.C7:.Q7])"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陈振宇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黄宇杨</text:p>
          </table:table-cell>
          <table:table-cell table:style-name="ce5" office:value-type="float" office:value="16350032" calcext:value-type="float">
            <text:p>1635003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formula="of:=SUM([.C8:.Q8])" office:value-type="float" office:value="34" calcext:value-type="float">
            <text:p>34</text:p>
          </table:table-cell>
          <table:table-cell office:value-type="float" office:value="75" calcext:value-type="float">
            <text:p>75</text:p>
          </table:table-cell>
          <table:table-cell table:style-name="ce2" office:value-type="string" calcext:value-type="string">
            <text:p>黄宇杨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黄震洋</text:p>
          </table:table-cell>
          <table:table-cell table:style-name="ce5" office:value-type="float" office:value="16350033" calcext:value-type="float">
            <text:p>16350033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table:number-columns-repeated="3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SUM([.C9:.Q9])" office:value-type="float" office:value="98" calcext:value-type="float">
            <text:p>98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黄震洋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曹斯量</text:p>
          </table:table-cell>
          <table:table-cell table:style-name="ce5" office:value-type="float" office:value="16350002" calcext:value-type="float">
            <text:p>16350002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8"/>
          <table:table-cell table:formula="of:=SUM([.C10:.Q10])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曹斯量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曹旭阳</text:p>
          </table:table-cell>
          <table:table-cell table:style-name="ce5" office:value-type="float" office:value="16350003" calcext:value-type="float">
            <text:p>1635000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table:formula="of:=SUM([.C11:.Q11])"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曹旭阳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陈彬彬</text:p>
          </table:table-cell>
          <table:table-cell table:style-name="ce5" office:value-type="float" office:value="16350005" calcext:value-type="float">
            <text:p>16350005</text:p>
          </table:table-cell>
          <table:table-cell table:number-columns-repeated="15"/>
          <table:table-cell table:formula="of:=SUM([.C12:.Q12])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陈彬彬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陈牧原</text:p>
          </table:table-cell>
          <table:table-cell table:style-name="ce5" office:value-type="float" office:value="16350007" calcext:value-type="float">
            <text:p>16350007</text:p>
          </table:table-cell>
          <table:table-cell table:number-columns-repeated="15"/>
          <table:table-cell table:formula="of:=SUM([.C13:.Q13])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陈牧原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桂智刚</text:p>
          </table:table-cell>
          <table:table-cell table:style-name="ce5" office:value-type="float" office:value="16350019" calcext:value-type="float">
            <text:p>16350019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3"/>
          <table:table-cell table:formula="of:=SUM([.C14:.Q14])"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桂智刚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韩张政</text:p>
          </table:table-cell>
          <table:table-cell table:style-name="ce5" office:value-type="float" office:value="16350021" calcext:value-type="float">
            <text:p>1635002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  <table:table-cell table:formula="of:=SUM([.C15:.Q15])"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韩张政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洪文生</text:p>
          </table:table-cell>
          <table:table-cell table:style-name="ce5" office:value-type="float" office:value="16350022" calcext:value-type="float">
            <text:p>16350022</text:p>
          </table:table-cell>
          <table:table-cell table:number-columns-repeated="15"/>
          <table:table-cell table:formula="of:=SUM([.C16:.Q16])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洪文生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洪巽阳</text:p>
          </table:table-cell>
          <table:table-cell table:style-name="ce5" office:value-type="float" office:value="16350023" calcext:value-type="float">
            <text:p>1635002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SUM([.C17:.Q17])" office:value-type="float" office:value="65" calcext:value-type="float">
            <text:p>65</text:p>
          </table:table-cell>
          <table:table-cell office:value-type="float" office:value="88" calcext:value-type="float">
            <text:p>88</text:p>
          </table:table-cell>
          <table:table-cell table:style-name="ce2" office:value-type="string" calcext:value-type="string">
            <text:p>洪巽阳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杜宝诚</text:p>
          </table:table-cell>
          <table:table-cell table:style-name="ce5" office:value-type="float" office:value="16350011" calcext:value-type="float">
            <text:p>16350011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formula="of:=SUM([.C18:.Q18])" office:value-type="float" office:value="23" calcext:value-type="float">
            <text:p>23</text:p>
          </table:table-cell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杜宝诚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段宇佑</text:p>
          </table:table-cell>
          <table:table-cell table:style-name="ce5" office:value-type="float" office:value="16350012" calcext:value-type="float">
            <text:p>1635001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"/>
          <table:table-cell table:formula="of:=SUM([.C19:.Q19])"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table:style-name="ce2" office:value-type="string" calcext:value-type="string">
            <text:p>段宇佑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方宇恒</text:p>
          </table:table-cell>
          <table:table-cell table:style-name="ce5" office:value-type="float" office:value="16350013" calcext:value-type="float">
            <text:p>16350013</text:p>
          </table:table-cell>
          <table:table-cell table:number-columns-repeated="15"/>
          <table:table-cell table:formula="of:=SUM([.C20:.Q20])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方宇恒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古镇豪</text:p>
          </table:table-cell>
          <table:table-cell table:style-name="ce5" office:value-type="float" office:value="16350016" calcext:value-type="float">
            <text:p>16350016</text:p>
          </table:table-cell>
          <table:table-cell table:number-columns-repeated="15"/>
          <table:table-cell table:formula="of:=SUM([.C21:.Q21])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古镇豪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黄浩源</text:p>
          </table:table-cell>
          <table:table-cell table:style-name="ce5" office:value-type="float" office:value="16350026" calcext:value-type="float">
            <text:p>16350026</text:p>
          </table:table-cell>
          <table:table-cell table:number-columns-repeated="15"/>
          <table:table-cell table:formula="of:=SUM([.C22:.Q22])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黄浩源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黄俊</text:p>
          </table:table-cell>
          <table:table-cell table:style-name="ce5" office:value-type="float" office:value="16350027" calcext:value-type="float">
            <text:p>16350027</text:p>
          </table:table-cell>
          <table:table-cell/>
          <table:table-cell table:number-columns-repeated="3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"/>
          <table:table-cell table:formula="of:=SUM([.C23:.Q23])"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黄俊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黄俊康</text:p>
          </table:table-cell>
          <table:table-cell table:style-name="ce5" office:value-type="float" office:value="16350028" calcext:value-type="float">
            <text:p>16350028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table:formula="of:=SUM([.C24:.Q24])" office:value-type="float" office:value="35" calcext:value-type="float">
            <text:p>35</text:p>
          </table:table-cell>
          <table:table-cell office:value-type="float" office:value="96" calcext:value-type="float">
            <text:p>96</text:p>
          </table:table-cell>
          <table:table-cell table:style-name="ce2" office:value-type="string" calcext:value-type="string">
            <text:p>黄俊康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黄顺权</text:p>
          </table:table-cell>
          <table:table-cell table:style-name="ce5" office:value-type="float" office:value="16350030" calcext:value-type="float">
            <text:p>1635003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7"/>
          <table:table-cell table:formula="of:=SUM([.C25:.Q25])"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 table:style-name="ce2" office:value-type="string" calcext:value-type="string">
            <text:p>黄顺权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方圆清</text:p>
          </table:table-cell>
          <table:table-cell table:style-name="ce5" office:value-type="float" office:value="16350014" calcext:value-type="float">
            <text:p>16350014</text:p>
          </table:table-cell>
          <table:table-cell/>
          <table:table-cell table:number-columns-repeated="3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"/>
          <table:table-cell table:formula="of:=SUM([.C26:.Q26])"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方圆清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符芳源</text:p>
          </table:table-cell>
          <table:table-cell table:style-name="ce5" office:value-type="float" office:value="16350015" calcext:value-type="float">
            <text:p>16350015</text:p>
          </table:table-cell>
          <table:table-cell table:number-columns-repeated="15"/>
          <table:table-cell table:formula="of:=SUM([.C27:.Q27])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符芳源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顾浩东</text:p>
          </table:table-cell>
          <table:table-cell table:style-name="ce5" office:value-type="float" office:value="16350018" calcext:value-type="float">
            <text:p>16350018</text:p>
          </table:table-cell>
          <table:table-cell table:number-columns-repeated="15"/>
          <table:table-cell table:formula="of:=SUM([.C28:.Q28])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顾浩东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郭孔靖</text:p>
          </table:table-cell>
          <table:table-cell table:style-name="ce5" office:value-type="float" office:value="16350020" calcext:value-type="float">
            <text:p>16350020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8"/>
          <table:table-cell table:formula="of:=SUM([.C29:.Q29])"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郭孔靖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黄毅男</text:p>
          </table:table-cell>
          <table:table-cell table:style-name="ce5" office:value-type="float" office:value="16350031" calcext:value-type="float">
            <text:p>1635003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  <table:table-cell table:formula="of:=SUM([.C30:.Q30])" office:value-type="float" office:value="45" calcext:value-type="float">
            <text:p>45</text:p>
          </table:table-cell>
          <table:table-cell office:value-type="float" office:value="78" calcext:value-type="float">
            <text:p>78</text:p>
          </table:table-cell>
          <table:table-cell table:style-name="ce2" office:value-type="string" calcext:value-type="string">
            <text:p>黄毅男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纪起亮</text:p>
          </table:table-cell>
          <table:table-cell table:style-name="ce5" office:value-type="float" office:value="16350034" calcext:value-type="float">
            <text:p>1635003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8"/>
          <table:table-cell table:formula="of:=SUM([.C31:.Q31])"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纪起亮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蒋昀东</text:p>
          </table:table-cell>
          <table:table-cell table:style-name="ce5" office:value-type="float" office:value="16350036" calcext:value-type="float">
            <text:p>16350036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6"/>
          <table:table-cell table:formula="of:=SUM([.C32:.Q32])"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蒋昀东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劳祺峰</text:p>
          </table:table-cell>
          <table:table-cell table:style-name="ce5" office:value-type="float" office:value="16350037" calcext:value-type="float">
            <text:p>16350037</text:p>
          </table:table-cell>
          <table:table-cell table:number-columns-repeated="15"/>
          <table:table-cell table:formula="of:=SUM([.C33:.Q33])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劳祺峰</text:p>
          </table:table-cell>
          <table:table-cell table:number-columns-repeated="1001"/>
        </table:table-row>
        <table:table-row table:style-name="ro1" table:number-rows-repeated="1048542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  <table:database-ranges>
        <table:database-range table:name="__Anonymous_DB__1" table:target-range-address="Sheet1.R2:Sheet1.R1048574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 style:font-family-generic="moder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3" number:min-exponent-digits="1" loext:exponent-interval="3" loext:forced-exponent-sign="true"/>
    </number:number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CA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CA">
      <loext:fill-character> </loext:fill-character>
      <number:text>- </number:text>
    </number:number-style>
    <number:text-style style:name="N10125" number:language="en" number:country="CA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CA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CA">
      <number:currency-symbol/>
      <loext:fill-character> </loext:fill-character>
      <number:text>- </number:text>
    </number:currency-style>
    <number:text-style style:name="N10129" number:language="en" number:country="CA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CA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CA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CA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CA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CA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CA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8">00/00/0000</text:date>, <text:time style:data-style-name="N2" text:time-value="17:47:07.7721781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4T22:06:44.924900166</meta:creation-date>
    <dc:date>2017-05-18T17:48:20.886205169</dc:date>
    <meta:editing-duration>PT1H5M42S</meta:editing-duration>
    <meta:editing-cycles>58</meta:editing-cycles>
    <meta:generator>LibreOffice/5.2.2.2$Linux_X86_64 LibreOffice_project/20m0$Build-2</meta:generator>
    <meta:document-statistic meta:table-count="1" meta:cell-count="263" meta:object-count="0"/>
  </office:meta>
</office:document-meta>
</file>